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102.24mm"/>
    </style:style>
    <style:style style:name="co3" style:family="table-column">
      <style:table-column-properties fo:break-before="auto" style:column-width="105.09mm"/>
    </style:style>
    <style:style style:name="co4" style:family="table-column">
      <style:table-column-properties fo:break-before="auto" style:column-width="120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5.3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  <style:text-properties fo:font-weight="normal" style:font-name-asian="Segoe UI" style:font-weight-asian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8" office:value-type="string" calcext:value-type="string">
            <text:p>Liens de mauvaise qualité</text:p>
          </table:table-cell>
          <table:table-cell table:style-name="ce8" office:value-type="string" calcext:value-type="string">
            <text:p>Un grand nombre de liens menant vers des pages </text:p>
            <text:p>Inexistantes (Erreur 404) </text:p>
          </table:table-cell>
          <table:table-cell table:style-name="ce8" office:value-type="string" calcext:value-type="string">
            <text:p>Eviter les liens provenant de sites de </text:p>
            <text:p>mauvaise qualité ou menant vers </text:p>
            <text:p>Des sites inexistants</text:p>
          </table:table-cell>
          <table:table-cell table:style-name="ce12" office:value-type="string" calcext:value-type="string">
            <text:p><text:span text:style-name="T1">Supprimer tous les liens menant vers </text:span></text:p>
            <text:p><text:span text:style-name="T1">des pages inexistantes ou provenant de </text:span></text:p>
            <text:p><text:span text:style-name="T1">sites de mauvaise qualité</text:span></text:p>
          </table:table-cell>
          <table:table-cell table:style-name="ce8" office:value-type="string" calcext:value-type="string">
            <text:p>Groupe de liens dans le footer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Une Page 2 trop grande</text:p>
          </table:table-cell>
          <table:table-cell table:style-name="ce8" office:value-type="string" calcext:value-type="string">
            <text:p>La page 2 est plus large que le viewport. Certaines </text:p>
            <text:p>informations contenues dans la page sont hors </text:p>
            <text:p>de l’écran</text:p>
          </table:table-cell>
          <table:table-cell table:style-name="ce8" office:value-type="string" calcext:value-type="string">
            <text:p>Toujours veiller à ce que la page s’affiche </text:p>
            <text:p>correctement sur tous les navigateurs,</text:p>
            <text:p>surtout sur les plus connus comme </text:p>
            <text:p>Google Chrome et Firefox.</text:p>
          </table:table-cell>
          <table:table-cell table:style-name="ce13" office:value-type="string" calcext:value-type="string">
            <text:p>Redéfinir la largeur de l’en-tête (header) et </text:p>
            <text:p>de la page en général pour adapter le site à </text:p>
            <text:p>l’appareil de l’utilisateur</text:p>
          </table:table-cell>
          <table:table-cell table:style-name="ce8" office:value-type="string" calcext:value-type="string">
            <text:p>Liens dans le header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langue d’écriture du site était choisie par défaut</text:p>
          </table:table-cell>
          <table:table-cell table:style-name="ce8" office:value-type="string" calcext:value-type="string">
            <text:p>Lorsque la langue d’écriture du code est mal définie,</text:p>
            <text:p>Cela pose des problèmes d’accessibilité. Les lecteurs </text:p>
            <text:p>d’écran peinent à lire les informations contenues </text:p>
            <text:p>Sur le site correctement.</text:p>
          </table:table-cell>
          <table:table-cell table:style-name="ce8" office:value-type="string" calcext:value-type="string">
            <text:p>Définir clairement la langue dans laquelle </text:p>
            <text:p>Est écrite les informations contenues sur le site</text:p>
          </table:table-cell>
          <table:table-cell table:style-name="ce13" office:value-type="string" calcext:value-type="string">
            <text:p>Sur ce site, il faudra passer la valeur de </text:p>
            <text:p>l’attribut lang de « default » à « fr »</text:p>
          </table:table-cell>
          <table:table-cell table:style-name="ce15" office:value-type="string" calcext:value-type="string">
            <text:p>lang="Default" au début du code HTML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balise « title » </text:p>
          </table:table-cell>
          <table:table-cell table:style-name="ce8" office:value-type="string" calcext:value-type="string">
            <text:p>La balise « title » ne contient pas le titre de la page</text:p>
          </table:table-cell>
          <table:table-cell table:style-name="ce8" office:value-type="string" calcext:value-type="string">
            <text:p>Remplir cette balise avec un titre qui montre </text:p>
            <text:p>de quoi traite la page car elle est affichée </text:p>
            <text:p>dans les moteurs de recherche</text:p>
          </table:table-cell>
          <table:table-cell table:style-name="ce13" office:value-type="string" calcext:value-type="string">
            <text:p>Ecrire un titre comprenant dans la balise </text:p>
            <text:p>« title ». Le titre doit contenir les mots-clés </text:p>
            <text:p>En lien avec les informations sur le site.</text:p>
          </table:table-cell>
          <table:table-cell table:style-name="ce15" office:value-type="string" calcext:value-type="string">
            <text:p>&lt;title&gt;.&lt;/title&gt;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balise meta « keywords »</text:p>
          </table:table-cell>
          <table:table-cell table:style-name="ce8" office:value-type="string" calcext:value-type="string">
            <text:p>La balise meta= « keywords» est ignorée par les </text:p>
            <text:p>Navigateurs</text:p>
          </table:table-cell>
          <table:table-cell table:style-name="ce8" office:value-type="string" calcext:value-type="string">
            <text:p>Ne pas utiliser la balise meta Keywords car </text:p>
            <text:p>elle n’apporte aucune plus-value en </text:p>
            <text:p>terme de SEO.</text:p>
          </table:table-cell>
          <table:table-cell table:style-name="ce12" office:value-type="string" calcext:value-type="string">
            <text:p>Supprimer cette balise du code</text:p>
          </table:table-cell>
          <table:table-cell table:style-name="ce8" office:value-type="string" calcext:value-type="string">
            <text:p><text:span text:style-name="T2">&lt;meta name="keywords" content=" "</text:span>&gt; </text:p>
            <text:p>Dans la balise « head »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9" office:value-type="string" calcext:value-type="string">
            <text:p>La balise meta «description »</text:p>
          </table:table-cell>
          <table:table-cell table:style-name="ce8" office:value-type="string" calcext:value-type="string">
            <text:p>L’attribut « content » de la balise meta description </text:p>
            <text:p>Est vide</text:p>
          </table:table-cell>
          <table:table-cell table:style-name="ce8" office:value-type="string" calcext:value-type="string">
            <text:p>Remplir l’attribut « content » avec une phrase </text:p>
            <text:p>descriptive de ce que contient la page web </text:p>
            <text:p>car elle est lue et affichée dans les </text:p>
            <text:p>Moteurs de recherche</text:p>
          </table:table-cell>
          <table:table-cell table:style-name="ce13" office:value-type="string" calcext:value-type="string">
            <text:p>Ecrire une phrase attrayante pour le potentiel </text:p>
            <text:p>client et y faire apparaître les mots-clés </text:p>
            <text:p>en rapport avec le contenu de la page pour </text:p>
            <text:p>améliorer le SEO</text:p>
          </table:table-cell>
          <table:table-cell table:style-name="ce16" office:value-type="string" calcext:value-type="string">
            <text:p>&lt;meta name="description" content=" "&gt; 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a balise meta « charset »</text:p>
          </table:table-cell>
          <table:table-cell table:style-name="ce8" office:value-type="string" calcext:value-type="string">
            <text:p>La balise meta « charset » n’est pas définie</text:p>
          </table:table-cell>
          <table:table-cell table:style-name="ce8" office:value-type="string" calcext:value-type="string">
            <text:p>Spécifier un encodage des caractères</text:p>
          </table:table-cell>
          <table:table-cell table:style-name="ce13" office:value-type="string" calcext:value-type="string">
            <text:p>Dans notre cas, spécifier que la meta </text:p>
            <text:p>charset= « utf-8 »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8" office:value-type="string" calcext:value-type="string">
            <text:p>SEO/Accessibilité</text:p>
          </table:table-cell>
          <table:table-cell table:style-name="ce8" office:value-type="string" calcext:value-type="string">
            <text:p>Taille de police</text:p>
          </table:table-cell>
          <table:table-cell table:style-name="ce8" office:value-type="string" calcext:value-type="string">
            <text:p>La taille de police utilisée est trop petite</text:p>
          </table:table-cell>
          <table:table-cell table:style-name="ce8" office:value-type="string" calcext:value-type="string">
            <text:p>Toujours utiliser une taille de police assez </text:p>
            <text:p>grande pour faciliter la lecture du contenu du site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Des textes affichés sous forme d’image</text:p>
          </table:table-cell>
          <table:table-cell table:style-name="ce8" office:value-type="string" calcext:value-type="string">
            <text:p>Du texte est affiché sous forme d’image</text:p>
          </table:table-cell>
          <table:table-cell table:style-name="ce8" office:value-type="string" calcext:value-type="string">
            <text:p>Afficher du texte sous forme d’image est un </text:p>
            <text:p>frein à l’accessibilité. Le texte ne sera pas </text:p>
            <text:p>sélectionnable au clavier ni lisible par </text:p>
            <text:p>Les lecteurs d’écran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Images</text:p>
          </table:table-cell>
          <table:table-cell table:style-name="ce8" office:value-type="string" calcext:value-type="string">
            <text:p>Certaines images étaient trop grand par rapport à leur</text:p>
            <text:p>Contenant. Elles sont également en .bmp, un format </text:p>
            <text:p>trop lourd car non compressé</text:p>
          </table:table-cell>
          <table:table-cell table:style-name="ce8" office:value-type="string" calcext:value-type="string">
            <text:p>Privilégier des images au format compressé</text:p>
          </table:table-cell>
          <table:table-cell table:style-name="ce14" office:value-type="string" calcext:value-type="string">
            <text:p><text:s/>conversion en webp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Méthodes « black hat »</text:p>
          </table:table-cell>
          <table:table-cell table:style-name="ce8" office:value-type="string" calcext:value-type="string">
            <text:p>Un ensemble de mots-clés écrit en très petite taille, </text:p>
            <text:p>caché au dessus et en dessous du logo</text:p>
          </table:table-cell>
          <table:table-cell table:style-name="ce8" office:value-type="string" calcext:value-type="string">
            <text:p>Les techniques « black hat » visent à tromper </text:p>
            <text:p>les moteurs de recherche pour arriver plus vite </text:p>
            <text:p>en première place en dépit de la qualité réelle </text:p>
            <text:p>du site. Avec cette façon de faire, le site risque </text:p>
            <text:p>tout simplement d’être banni des résultats </text:p>
            <text:p>de recherche.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Code inutile</text:p>
          </table:table-cell>
          <table:table-cell table:style-name="ce8" office:value-type="string" calcext:value-type="string">
            <text:p>Beaucoup de code n’influe pas sur le site. </text:p>
            <text:p>Ce code inutile alourdit la page</text:p>
          </table:table-cell>
          <table:table-cell table:style-name="ce8" office:value-type="string" calcext:value-type="string">
            <text:p>Supprimer le code inutile pour alléger la page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iens sans texte</text:p>
          </table:table-cell>
          <table:table-cell table:style-name="ce8" office:value-type="string" calcext:value-type="string">
            <text:p>Les liens du pied de page ne contiennent pas de texte</text:p>
          </table:table-cell>
          <table:table-cell table:style-name="ce8" office:value-type="string" calcext:value-type="string">
            <text:p>Un lien doit contenir du texte entre ses balises </text:p>
            <text:p>Ou disposer d’un attribut « title »/ « aria-label »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Contraste</text:p>
          </table:table-cell>
          <table:table-cell table:style-name="ce8" office:value-type="string" calcext:value-type="string">
            <text:p>Le contraste entre l’arrière plan et le premier plan </text:p>
            <text:p>Est trop faible</text:p>
          </table:table-cell>
          <table:table-cell table:style-name="ce8" office:value-type="string" calcext:value-type="string">
            <text:p>Veiller à avoir un contraste suffisant entre les </text:p>
            <text:p>couleurs du premier plan et celles de </text:p>
            <text:p>l’arrière plan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Non respect de la hiérarchie des titres</text:p>
          </table:table-cell>
          <table:table-cell table:style-name="ce8" office:value-type="string" calcext:value-type="string">
            <text:p>Il manque un h2 entre le h1 et les h3</text:p>
          </table:table-cell>
          <table:table-cell table:style-name="ce8" office:value-type="string" calcext:value-type="string">
            <text:p>Veiller à respecter la hiérarchie des titres pour </text:p>
            <text:p>permettre aux technologies d’assistance </text:p>
            <text:p>d’accorder le focus dans le bon ordre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8" office:value-type="string" calcext:value-type="string">
            <text:p>Accessibilité</text:p>
          </table:table-cell>
          <table:table-cell table:style-name="ce10" office:value-type="string" calcext:value-type="string">
            <text:p>Labels et description pour le formulaire de contact</text:p>
          </table:table-cell>
          <table:table-cell table:style-name="ce11" office:value-type="string" calcext:value-type="string">
            <text:p>Les éléments du formulaire de contact ne sont pas </text:p>
            <text:p>Labellisés et ne décrivent pas ce qui est attendu de </text:p>
            <text:p>l’utilisateur</text:p>
          </table:table-cell>
          <table:table-cell table:style-name="ce8" office:value-type="string" calcext:value-type="string">
            <text:p>Fournir des labels dans le code html permet de lier le titre de </text:p>
            <text:p>l’information à la case où l’utilisateur doit la donner. Et il </text:p>
            <text:p>convient de donner un exemple ou une description/explication </text:p>
            <text:p>De ce que l’utilisateur doit saisir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spect général du formulaire de contact</text:p>
          </table:table-cell>
          <table:table-cell table:style-name="ce8" office:value-type="string" calcext:value-type="string">
            <text:p>Le formulaire de contact n’a pas un design </text:p>
            <text:p>Professionnel</text:p>
          </table:table-cell>
          <table:table-cell table:style-name="ce8" office:value-type="string" calcext:value-type="string">
            <text:p>Ce design pourrait dissuader bon nombre de client de </text:p>
            <text:p>contacter la chouette agence qui rappelons-le est une </text:p>
            <text:p>entreprise de web design.</text:p>
          </table:table-cell>
          <table:table-cell table:style-name="ce8" table:number-columns-repeated="1020"/>
        </table:table-row>
        <table:table-row table:style-name="ro1" table:number-rows-repeated="979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5:10:10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18T15:47:46.623000000</dc:date>
    <meta:generator>LibreOffice/6.3.2.2$Windows_X86_64 LibreOffice_project/98b30e735bda24bc04ab42594c85f7fd8be07b9c</meta:generator>
    <meta:editing-duration>P11DT3H56M23S</meta:editing-duration>
    <meta:editing-cycles>14</meta:editing-cycles>
    <dc:title>SyntaxEditor Code Snippet</dc:title>
    <meta:document-statistic meta:table-count="1" meta:cell-count="8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